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tab/>===================================================</text:span></text:p>
      <text:p text:style-name="P1"><text:span text:style-name="T1"><text:tab/><text:tab/>Python Traditional List <text:s/>VS <text:s/>Numpy Module</text:span></text:p>
      <text:p text:style-name="P1"><text:span text:style-name="T1"><text:tab/>===================================================</text:span></text:p>
      <text:p text:style-name="P1"><text:span text:style-name="T1">Similarities of python <text:s/>Traditional List <text:s/>VS <text:s/>Numpy Module:</text:span></text:p>
      <text:p text:style-name="P1"><text:span text:style-name="T1">-----------------------------------------------------------------------------------------</text:span></text:p>
      <text:p text:style-name="P1"><text:span text:style-name="T1">=&gt;An object of list used to store multiple values of same type or different type and both types (unique +duplicates) in single object.</text:span></text:p>
      <text:p text:style-name="P1"><text:span text:style-name="T1">=&gt;In Numpy Programming, the data is organized in the object of "ndarray", which is one of the pre-defined class in numpy module. Hence an object of ndarray can store <text:s/>same type or different type and both types (unique +duplicates) in single object.</text:span></text:p>
      <text:p text:style-name="P1"><text:span text:style-name="T1">=&gt;The objects of ndarray and list are mutable (changes can takes place)</text:span></text:p>
      <text:p text:style-name="P1"><text:span text:style-name="T1">----------------------------------------------------------------------------------------------------------------------</text:span></text:p>
      <text:p text:style-name="P1"><text:span text:style-name="T1">Differences between Python Traditional List <text:s/>and <text:s/>ndarray object of Numpy Module:</text:span></text:p>
      <text:p text:style-name="P1"><text:span text:style-name="T1">----------------------------------------------------------------------------------------------------------------------</text:span></text:p>
      <text:p text:style-name="P1"><text:span text:style-name="T1">=&gt;An object of list contains both homogeneous <text:s/>and hetrogeneous values where as an object of ndarray of numpy can store only similar type of values(even we store different values, internally they are treated as similar type by treating all values of type "object" ).</text:span></text:p>
      <text:p text:style-name="P1"><text:span text:style-name="T1">=&gt;On the object of list, we can't perform Vector Based Operations. where as on the object of ndarray, we can perform Vector based operations.</text:span></text:p>
      <text:p text:style-name="P1"><text:span text:style-name="T1">=&gt;In large sampling of data, List based applications takes more memory space where ndarray object takes less memory space.</text:span></text:p>
      <text:p text:style-name="P1"><text:span text:style-name="T1">=&gt;List based applications are not effiecient <text:s/>bcoz list object values takes more time to extract or retrive ( they are available at different Address) where as <text:s/>numpy based applications are efficient bcoz of ndarray object values takes less to time to extract or retrive( they are available at same Address / clustered). </text:span></text:p>
      <text:p text:style-name="P1"><text:span text:style-name="T1">=&gt;List object can't perform complex mathematical operations where as <text:s/>an object of ndarray can perform complex mathematical operations.</text:span></text:p>
      <text:p text:style-name="P1"><text:span text:style-name="T1">==========================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7" meta:word-count="265" meta:character-count="2111" meta:non-whitespace-character-count="1846"/>
    <meta:generator>LibreOfficeDev/6.0.5.2$Linux_X86_64 LibreOffice_project/</meta:generator>
  </office:meta>
</office:document-meta>
</file>